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table:formula="of:=[.A1]*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ue in Sheet2</text:p>
          </table:table-cell>
          <table:table-cell table:formula="of:=value" office:value-type="float" office:value="2" calcext:value-type="float">
            <text:p>2</text:p>
          </table:table-cell>
        </table:table-row>
        <table:named-expressions>
          <table:named-range table:name="value" table:base-cell-address="$Sheet2.$B$2" table:cell-range-address="$Sheet2.$B$2"/>
        </table:named-expressions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ue in Sheet3</text:p>
          </table:table-cell>
          <table:table-cell table:formula="of:=value" office:value-type="float" office:value="3" calcext:value-type="float">
            <text:p>3</text:p>
          </table:table-cell>
        </table:table-row>
        <table:named-expressions>
          <table:named-range table:name="value" table:base-cell-address="$Sheet3.$B$2" table:cell-range-address="$Sheet3.$B$2"/>
        </table:named-expressions>
      </table:table>
      <table:table table:name="Sheet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1:45:51.307159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9-04-16T11:32:48.39</meta:creation-date>
    <meta:editing-duration>PT49M13S</meta:editing-duration>
    <meta:editing-cycles>7</meta:editing-cycles>
    <meta:generator>LibreOfficeDev/7.0.0.0.alpha0$Linux_X86_64 LibreOffice_project/5a2c340e00050e21f29ae880593ef4f9ec1ba08d</meta:generator>
    <dc:date>2020-03-16T11:48:35.905565478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